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2F5597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242424" style:font-name="Aptos Narrow" style:font-name-asian="Aptos Narrow" style:font-name-complex="Aptos Narrow"/>
    </style:style>
    <style:style style:name="ce6" style:family="table-cell" style:parent-style-name="Default" style:data-style-name="N0">
      <style:table-cell-properties fo:background-color="#00B050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8.14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onograma_do_Grup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Tarefa</text:p>
          </table:table-cell>
          <table:table-cell office:value-type="string" table:style-name="ce2">
            <text:p>Responsável</text:p>
          </table:table-cell>
          <table:table-cell office:value-type="string" table:style-name="ce2">
            <text:p>Início</text:p>
          </table:table-cell>
          <table:table-cell office:value-type="string" table:style-name="ce2">
            <text:p>Prazo Final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rioridade</text:p>
          </table:table-cell>
          <table:table-cell office:value-type="string" table:style-name="ce2">
            <text:p>Nota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rutura Base<text:s/></text:p>
          </table:table-cell>
          <table:table-cell office:value-type="string" table:style-name="ce1">
            <text:p>piettro</text:p>
          </table:table-cell>
          <table:table-cell office:value-type="date" office:date-value="2026-04-15T00:00:00" table:style-name="ce4">
            <text:p>15/04/2026</text:p>
          </table:table-cell>
          <table:table-cell office:value-type="date" office:date-value="2026-04-29T00:00:00" table:style-name="ce4">
            <text:p>29/04/2026</text:p>
          </table:table-cell>
          <table:table-cell office:value-type="string" table:style-name="ce6">
            <text:p>feit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.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mas</text:p>
          </table:table-cell>
          <table:table-cell office:value-type="string" table:style-name="ce1">
            <text:p>João</text:p>
          </table:table-cell>
          <table:table-cell office:value-type="date" office:date-value="2026-04-15T00:00:00" table:style-name="ce4">
            <text:p>15/04/2026</text:p>
          </table:table-cell>
          <table:table-cell office:value-type="date" office:date-value="2026-04-29T00:00:00" table:style-name="ce4">
            <text:p>29/04/2026</text:p>
          </table:table-cell>
          <table:table-cell office:value-type="string" table:style-name="ce6">
            <text:p>feit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.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magens e definições</text:p>
          </table:table-cell>
          <table:table-cell office:value-type="string" table:style-name="ce1">
            <text:p>Danilo</text:p>
          </table:table-cell>
          <table:table-cell office:value-type="date" office:date-value="2026-04-15T00:00:00" table:style-name="ce4">
            <text:p>15/04/2026</text:p>
          </table:table-cell>
          <table:table-cell office:value-type="date" office:date-value="2026-04-29T00:00:00" table:style-name="ce4">
            <text:p>29/04/2026</text:p>
          </table:table-cell>
          <table:table-cell office:value-type="string" table:style-name="ce6">
            <text:p>feit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.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ilização</text:p>
          </table:table-cell>
          <table:table-cell office:value-type="string" table:style-name="ce1">
            <text:p>Todos</text:p>
          </table:table-cell>
          <table:table-cell office:value-type="date" office:date-value="2026-04-15T00:00:00" table:style-name="ce4">
            <text:p>15/04/2026</text:p>
          </table:table-cell>
          <table:table-cell office:value-type="date" office:date-value="2026-04-29T00:00:00" table:style-name="ce4">
            <text:p>29/04/2026</text:p>
          </table:table-cell>
          <table:table-cell office:value-type="string" table:style-name="ce6">
            <text:p>feit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.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onograma</text:p>
          </table:table-cell>
          <table:table-cell office:value-type="string" table:style-name="ce1">
            <text:p>Piettro</text:p>
          </table:table-cell>
          <table:table-cell office:value-type="date" office:date-value="2026-04-15T00:00:00" table:style-name="ce5">
            <text:p>15/04/2026</text:p>
          </table:table-cell>
          <table:table-cell office:value-type="date" office:date-value="2026-04-29T00:00:00" table:style-name="ce4">
            <text:p>29/04/2026</text:p>
          </table:table-cell>
          <table:table-cell office:value-type="string" table:style-name="ce6">
            <text:p>feit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.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kagem de páginas</text:p>
          </table:table-cell>
          <table:table-cell office:value-type="string" table:style-name="ce1">
            <text:p>João</text:p>
          </table:table-cell>
          <table:table-cell office:value-type="date" office:date-value="2026-04-15T00:00:00" table:style-name="ce4">
            <text:p>15/04/2026</text:p>
          </table:table-cell>
          <table:table-cell office:value-type="date" office:date-value="2026-04-29T00:00:00" table:style-name="ce4">
            <text:p>29/04/2026</text:p>
          </table:table-cell>
          <table:table-cell office:value-type="string" table:style-name="ce6">
            <text:p>feit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..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Fórmulas_de_Estudo" table:style-name="ta1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3">
            <text:p>Assunto</text:p>
          </table:table-cell>
          <table:table-cell office:value-type="string" table:style-name="ce3">
            <text:p>Conceito</text:p>
          </table:table-cell>
          <table:table-cell office:value-type="string" table:style-name="ce3">
            <text:p>Fórmula Excel/C++</text:p>
          </table:table-cell>
          <table:table-cell office:value-type="string" table:style-name="ce3">
            <text:p>Exempl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nças</text:p>
          </table:table-cell>
          <table:table-cell office:value-type="string" table:style-name="ce1">
            <text:p>Aumento Salarial</text:p>
          </table:table-cell>
          <table:table-cell table:style-name="ce1"/>
          <table:table-cell office:value-type="string" table:style-name="ce1">
            <text:p>350 * 1,25 = 437,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emática</text:p>
          </table:table-cell>
          <table:table-cell office:value-type="string" table:style-name="ce1">
            <text:p>Combinação (n,p)</text:p>
          </table:table-cell>
          <table:table-cell table:style-name="ce1"/>
          <table:table-cell office:value-type="string" table:style-name="ce1">
            <text:p>Fatorial(n)/(Fatorial(n-p)*Fatorial(p)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ísica</text:p>
          </table:table-cell>
          <table:table-cell office:value-type="string" table:style-name="ce1">
            <text:p>Torricelli</text:p>
          </table:table-cell>
          <table:table-cell office:value-type="string" table:style-name="ce1">
            <text:p>V^2 = V0^2 + 2ah</text:p>
          </table:table-cell>
          <table:table-cell office:value-type="string" table:style-name="ce1">
            <text:p>V = RAIZ(V0^2 + 2*a*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gramação</text:p>
          </table:table-cell>
          <table:table-cell office:value-type="string" table:style-name="ce1">
            <text:p>Múltiplo (C++)</text:p>
          </table:table-cell>
          <table:table-cell office:value-type="string" table:style-name="ce1">
            <text:p>n % divisor == 0</text:p>
          </table:table-cell>
          <table:table-cell office:value-type="string" table:style-name="ce1">
            <text:p>if (n % 7 == 0)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openpyxl</meta:initial-creator>
    <dc:creator/>
    <meta:creation-date>2026-04-29T01:42:32Z</meta:creation-date>
    <dc:date>2026-04-29T01:58:06Z</dc:date>
  </office:meta>
</office:document-meta>
</file>